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419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419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419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419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419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419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419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419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419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419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419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419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419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419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419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419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419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aleria Antonella Ortiz Gi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70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ffredy Yossi Ortiz Vallenil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4779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0.7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